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7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2" table:visibility="collapse" table:default-cell-style-name="ce3"/>
        <table:table-column table:style-name="co3" table:visibility="collapse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Source 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sult</text:p>
          </table:table-cell>
        </table:table-row>
        <table:table-row table:style-name="ro2">
          <table:table-cell office:value-type="string" calcext:value-type="string">
            <text:p>1 Jan</text:p>
          </table:table-cell>
          <table:table-cell office:value-type="string" calcext:value-type="string">
            <text:p><text:a xlink:href="https://www.timeanddate.com/holidays/cyprus/new-year-day" xlink:type="simple">New Year's Day</text:a>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C2];TEXT([.D2];&quot;00&quot;);TEXT([.E2];&quot;00&quot;))" office:value-type="string" office:string-value="20210101" calcext:value-type="string">
            <text:p>20210101</text:p>
          </table:table-cell>
          <table:table-cell table:formula="of:=&quot;&quot;&quot;Date&quot;&quot;:&quot;&quot;&quot; &amp;[.$F2] &amp;&quot;&quot;&quot;&quot;" office:value-type="string" office:string-value="&quot;Date&quot;:&quot;20210101&quot;" calcext:value-type="string">
            <text:p>"Date":"20210101"</text:p>
          </table:table-cell>
          <table:table-cell table:formula="of:=&quot;&quot;&quot;DateDescription&quot;&quot;:&quot;&quot;&quot; &amp;[.$B2] &amp;&quot;&quot;&quot;&quot;" office:value-type="string" office:string-value="&quot;DateDescription&quot;:&quot;New Year's Day&quot;" calcext:value-type="string">
            <text:p>"DateDescription":"New Year's Day"</text:p>
          </table:table-cell>
          <table:table-cell table:formula="of:=COM.MICROSOFT.CONCAT(&quot;{&quot;;[.G2];&quot;,&quot;;[.H2];&quot;},&quot;)" office:value-type="string" office:string-value="{&quot;Date&quot;:&quot;20210101&quot;,&quot;DateDescription&quot;:&quot;New Year's Day&quot;}," calcext:value-type="string">
            <text:p>{"Date":"20210101","DateDescription":"New Year's Day"},</text:p>
          </table:table-cell>
        </table:table-row>
        <table:table-row table:style-name="ro3">
          <table:table-cell office:value-type="string" calcext:value-type="string">
            <text:p>6 Jan</text:p>
          </table:table-cell>
          <table:table-cell office:value-type="string" calcext:value-type="string">
            <text:p><text:a xlink:href="https://www.timeanddate.com/holidays/cyprus/epiphany" xlink:type="simple">Epiphan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CONCAT([.C3];TEXT([.D3];&quot;00&quot;);TEXT([.E3];&quot;00&quot;))" office:value-type="string" office:string-value="20210106" calcext:value-type="string">
            <text:p>20210106</text:p>
          </table:table-cell>
          <table:table-cell table:formula="of:=&quot;&quot;&quot;Date&quot;&quot;:&quot;&quot;&quot; &amp;[.$F3] &amp;&quot;&quot;&quot;&quot;" office:value-type="string" office:string-value="&quot;Date&quot;:&quot;20210106&quot;" calcext:value-type="string">
            <text:p>"Date":"20210106"</text:p>
          </table:table-cell>
          <table:table-cell table:formula="of:=&quot;&quot;&quot;DateDescription&quot;&quot;:&quot;&quot;&quot; &amp;[.$B3] &amp;&quot;&quot;&quot;&quot;" office:value-type="string" office:string-value="&quot;DateDescription&quot;:&quot;Epiphany&quot;" calcext:value-type="string">
            <text:p>"DateDescription":"Epiphany"</text:p>
          </table:table-cell>
          <table:table-cell table:formula="of:=COM.MICROSOFT.CONCAT(&quot;{&quot;;[.G3];&quot;,&quot;;[.H3];&quot;},&quot;)" office:value-type="string" office:string-value="{&quot;Date&quot;:&quot;20210106&quot;,&quot;DateDescription&quot;:&quot;Epiphany&quot;}," calcext:value-type="string">
            <text:p>{"Date":"20210106","DateDescription":"Epiphany"},</text:p>
          </table:table-cell>
        </table:table-row>
        <table:table-row table:style-name="ro1">
          <table:table-cell office:value-type="string" calcext:value-type="string">
            <text:p>15 Mar</text:p>
          </table:table-cell>
          <table:table-cell office:value-type="string" calcext:value-type="string">
            <text:p><text:a xlink:href="https://www.timeanddate.com/holidays/cyprus/green-monday" xlink:type="simple">Green Monda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COM.MICROSOFT.CONCAT([.C4];TEXT([.D4];&quot;00&quot;);TEXT([.E4];&quot;00&quot;))" office:value-type="string" office:string-value="20210315" calcext:value-type="string">
            <text:p>20210315</text:p>
          </table:table-cell>
          <table:table-cell table:formula="of:=&quot;&quot;&quot;Date&quot;&quot;:&quot;&quot;&quot; &amp;[.$F4] &amp;&quot;&quot;&quot;&quot;" office:value-type="string" office:string-value="&quot;Date&quot;:&quot;20210315&quot;" calcext:value-type="string">
            <text:p>"Date":"20210315"</text:p>
          </table:table-cell>
          <table:table-cell table:formula="of:=&quot;&quot;&quot;DateDescription&quot;&quot;:&quot;&quot;&quot; &amp;[.$B4] &amp;&quot;&quot;&quot;&quot;" office:value-type="string" office:string-value="&quot;DateDescription&quot;:&quot;Green Monday&quot;" calcext:value-type="string">
            <text:p>"DateDescription":"Green Monday"</text:p>
          </table:table-cell>
          <table:table-cell table:formula="of:=COM.MICROSOFT.CONCAT(&quot;{&quot;;[.G4];&quot;,&quot;;[.H4];&quot;},&quot;)" office:value-type="string" office:string-value="{&quot;Date&quot;:&quot;20210315&quot;,&quot;DateDescription&quot;:&quot;Green Monday&quot;}," calcext:value-type="string">
            <text:p>{"Date":"20210315","DateDescription":"Green Monday"},</text:p>
          </table:table-cell>
        </table:table-row>
        <table:table-row table:style-name="ro2">
          <table:table-cell office:value-type="string" calcext:value-type="string">
            <text:p>25 Mar</text:p>
          </table:table-cell>
          <table:table-cell office:value-type="string" calcext:value-type="string">
            <text:p><text:a xlink:href="https://www.timeanddate.com/holidays/cyprus/greek-national-day" xlink:type="simple">Greek Independence Da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COM.MICROSOFT.CONCAT([.C5];TEXT([.D5];&quot;00&quot;);TEXT([.E5];&quot;00&quot;))" office:value-type="string" office:string-value="20210325" calcext:value-type="string">
            <text:p>20210325</text:p>
          </table:table-cell>
          <table:table-cell table:formula="of:=&quot;&quot;&quot;Date&quot;&quot;:&quot;&quot;&quot; &amp;[.$F5] &amp;&quot;&quot;&quot;&quot;" office:value-type="string" office:string-value="&quot;Date&quot;:&quot;20210325&quot;" calcext:value-type="string">
            <text:p>"Date":"20210325"</text:p>
          </table:table-cell>
          <table:table-cell table:formula="of:=&quot;&quot;&quot;DateDescription&quot;&quot;:&quot;&quot;&quot; &amp;[.$B5] &amp;&quot;&quot;&quot;&quot;" office:value-type="string" office:string-value="&quot;DateDescription&quot;:&quot;Greek Independence Day&quot;" calcext:value-type="string">
            <text:p>"DateDescription":"Greek Independence Day"</text:p>
          </table:table-cell>
          <table:table-cell table:formula="of:=COM.MICROSOFT.CONCAT(&quot;{&quot;;[.G5];&quot;,&quot;;[.H5];&quot;},&quot;)" office:value-type="string" office:string-value="{&quot;Date&quot;:&quot;20210325&quot;,&quot;DateDescription&quot;:&quot;Greek Independence Day&quot;}," calcext:value-type="string">
            <text:p>{"Date":"20210325","DateDescription":"Greek Independence Day"},</text:p>
          </table:table-cell>
        </table:table-row>
        <table:table-row table:style-name="ro2">
          <table:table-cell office:value-type="string" calcext:value-type="string">
            <text:p>1 Apr</text:p>
          </table:table-cell>
          <table:table-cell office:value-type="string" calcext:value-type="string">
            <text:p><text:a xlink:href="https://www.timeanddate.com/holidays/cyprus/cyprus-national-holiday" xlink:type="simple">Cyprus National Holida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CONCAT([.C6];TEXT([.D6];&quot;00&quot;);TEXT([.E6];&quot;00&quot;))" office:value-type="string" office:string-value="20210401" calcext:value-type="string">
            <text:p>20210401</text:p>
          </table:table-cell>
          <table:table-cell table:formula="of:=&quot;&quot;&quot;Date&quot;&quot;:&quot;&quot;&quot; &amp;[.$F6] &amp;&quot;&quot;&quot;&quot;" office:value-type="string" office:string-value="&quot;Date&quot;:&quot;20210401&quot;" calcext:value-type="string">
            <text:p>"Date":"20210401"</text:p>
          </table:table-cell>
          <table:table-cell table:formula="of:=&quot;&quot;&quot;DateDescription&quot;&quot;:&quot;&quot;&quot; &amp;[.$B6] &amp;&quot;&quot;&quot;&quot;" office:value-type="string" office:string-value="&quot;DateDescription&quot;:&quot;Cyprus National Holiday&quot;" calcext:value-type="string">
            <text:p>"DateDescription":"Cyprus National Holiday"</text:p>
          </table:table-cell>
          <table:table-cell table:formula="of:=COM.MICROSOFT.CONCAT(&quot;{&quot;;[.G6];&quot;,&quot;;[.H6];&quot;},&quot;)" office:value-type="string" office:string-value="{&quot;Date&quot;:&quot;20210401&quot;,&quot;DateDescription&quot;:&quot;Cyprus National Holiday&quot;}," calcext:value-type="string">
            <text:p>{"Date":"20210401","DateDescription":"Cyprus National Holiday"},</text:p>
          </table:table-cell>
        </table:table-row>
        <table:table-row table:style-name="ro2">
          <table:table-cell office:value-type="string" calcext:value-type="string">
            <text:p>30 Apr</text:p>
          </table:table-cell>
          <table:table-cell office:value-type="string" calcext:value-type="string">
            <text:p><text:a xlink:href="https://www.timeanddate.com/holidays/cyprus/orthodox-good-friday" xlink:type="simple">Good Friday (Orthodox)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COM.MICROSOFT.CONCAT([.C7];TEXT([.D7];&quot;00&quot;);TEXT([.E7];&quot;00&quot;))" office:value-type="string" office:string-value="20210430" calcext:value-type="string">
            <text:p>20210430</text:p>
          </table:table-cell>
          <table:table-cell table:formula="of:=&quot;&quot;&quot;Date&quot;&quot;:&quot;&quot;&quot; &amp;[.$F7] &amp;&quot;&quot;&quot;&quot;" office:value-type="string" office:string-value="&quot;Date&quot;:&quot;20210430&quot;" calcext:value-type="string">
            <text:p>"Date":"20210430"</text:p>
          </table:table-cell>
          <table:table-cell table:formula="of:=&quot;&quot;&quot;DateDescription&quot;&quot;:&quot;&quot;&quot; &amp;[.$B7] &amp;&quot;&quot;&quot;&quot;" office:value-type="string" office:string-value="&quot;DateDescription&quot;:&quot;Good Friday (Orthodox)&quot;" calcext:value-type="string">
            <text:p>"DateDescription":"Good Friday (Orthodox)"</text:p>
          </table:table-cell>
          <table:table-cell table:formula="of:=COM.MICROSOFT.CONCAT(&quot;{&quot;;[.G7];&quot;,&quot;;[.H7];&quot;},&quot;)" office:value-type="string" office:string-value="{&quot;Date&quot;:&quot;20210430&quot;,&quot;DateDescription&quot;:&quot;Good Friday (Orthodox)&quot;}," calcext:value-type="string">
            <text:p>{"Date":"20210430","DateDescription":"Good Friday (Orthodox)"},</text:p>
          </table:table-cell>
        </table:table-row>
        <table:table-row table:style-name="ro2">
          <table:table-cell office:value-type="string" calcext:value-type="string">
            <text:p>1 May</text:p>
          </table:table-cell>
          <table:table-cell office:value-type="string" calcext:value-type="string">
            <text:p><text:a xlink:href="https://www.timeanddate.com/holidays/cyprus/labour-day" xlink:type="simple">Labour Day/May Da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CONCAT([.C8];TEXT([.D8];&quot;00&quot;);TEXT([.E8];&quot;00&quot;))" office:value-type="string" office:string-value="20210501" calcext:value-type="string">
            <text:p>20210501</text:p>
          </table:table-cell>
          <table:table-cell table:formula="of:=&quot;&quot;&quot;Date&quot;&quot;:&quot;&quot;&quot; &amp;[.$F8] &amp;&quot;&quot;&quot;&quot;" office:value-type="string" office:string-value="&quot;Date&quot;:&quot;20210501&quot;" calcext:value-type="string">
            <text:p>"Date":"20210501"</text:p>
          </table:table-cell>
          <table:table-cell table:formula="of:=&quot;&quot;&quot;DateDescription&quot;&quot;:&quot;&quot;&quot; &amp;[.$B8] &amp;&quot;&quot;&quot;&quot;" office:value-type="string" office:string-value="&quot;DateDescription&quot;:&quot;Labour Day/May Day&quot;" calcext:value-type="string">
            <text:p>"DateDescription":"Labour Day/May Day"</text:p>
          </table:table-cell>
          <table:table-cell table:formula="of:=COM.MICROSOFT.CONCAT(&quot;{&quot;;[.G8];&quot;,&quot;;[.H8];&quot;},&quot;)" office:value-type="string" office:string-value="{&quot;Date&quot;:&quot;20210501&quot;,&quot;DateDescription&quot;:&quot;Labour Day/May Day&quot;}," calcext:value-type="string">
            <text:p>{"Date":"20210501","DateDescription":"Labour Day/May Day"},</text:p>
          </table:table-cell>
        </table:table-row>
        <table:table-row table:style-name="ro2">
          <table:table-cell office:value-type="string" calcext:value-type="string">
            <text:p>3 May</text:p>
          </table:table-cell>
          <table:table-cell office:value-type="string" calcext:value-type="string">
            <text:p><text:a xlink:href="https://www.timeanddate.com/holidays/cyprus/orthodox-easter-monday" xlink:type="simple">Easter Monday (Orthodox)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[.C9];TEXT([.D9];&quot;00&quot;);TEXT([.E9];&quot;00&quot;))" office:value-type="string" office:string-value="20210503" calcext:value-type="string">
            <text:p>20210503</text:p>
          </table:table-cell>
          <table:table-cell table:formula="of:=&quot;&quot;&quot;Date&quot;&quot;:&quot;&quot;&quot; &amp;[.$F9] &amp;&quot;&quot;&quot;&quot;" office:value-type="string" office:string-value="&quot;Date&quot;:&quot;20210503&quot;" calcext:value-type="string">
            <text:p>"Date":"20210503"</text:p>
          </table:table-cell>
          <table:table-cell table:formula="of:=&quot;&quot;&quot;DateDescription&quot;&quot;:&quot;&quot;&quot; &amp;[.$B9] &amp;&quot;&quot;&quot;&quot;" office:value-type="string" office:string-value="&quot;DateDescription&quot;:&quot;Easter Monday (Orthodox)&quot;" calcext:value-type="string">
            <text:p>"DateDescription":"Easter Monday (Orthodox)"</text:p>
          </table:table-cell>
          <table:table-cell table:formula="of:=COM.MICROSOFT.CONCAT(&quot;{&quot;;[.G9];&quot;,&quot;;[.H9];&quot;},&quot;)" office:value-type="string" office:string-value="{&quot;Date&quot;:&quot;20210503&quot;,&quot;DateDescription&quot;:&quot;Easter Monday (Orthodox)&quot;}," calcext:value-type="string">
            <text:p>{"Date":"20210503","DateDescription":"Easter Monday (Orthodox)"},</text:p>
          </table:table-cell>
        </table:table-row>
        <table:table-row table:style-name="ro2">
          <table:table-cell office:value-type="string" calcext:value-type="string">
            <text:p>4 May</text:p>
          </table:table-cell>
          <table:table-cell office:value-type="string" calcext:value-type="string">
            <text:p><text:a xlink:href="https://www.timeanddate.com/holidays/cyprus/orthodox-easter-tuesday" xlink:type="simple">Orthodox Easter Tuesday (banks only)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CONCAT([.C10];TEXT([.D10];&quot;00&quot;);TEXT([.E10];&quot;00&quot;))" office:value-type="string" office:string-value="20210504" calcext:value-type="string">
            <text:p>20210504</text:p>
          </table:table-cell>
          <table:table-cell table:formula="of:=&quot;&quot;&quot;Date&quot;&quot;:&quot;&quot;&quot; &amp;[.$F10] &amp;&quot;&quot;&quot;&quot;" office:value-type="string" office:string-value="&quot;Date&quot;:&quot;20210504&quot;" calcext:value-type="string">
            <text:p>"Date":"20210504"</text:p>
          </table:table-cell>
          <table:table-cell table:formula="of:=&quot;&quot;&quot;DateDescription&quot;&quot;:&quot;&quot;&quot; &amp;[.$B10] &amp;&quot;&quot;&quot;&quot;" office:value-type="string" office:string-value="&quot;DateDescription&quot;:&quot;Orthodox Easter Tuesday (banks only)&quot;" calcext:value-type="string">
            <text:p>"DateDescription":"Orthodox Easter Tuesday (banks only)"</text:p>
          </table:table-cell>
          <table:table-cell table:formula="of:=COM.MICROSOFT.CONCAT(&quot;{&quot;;[.G10];&quot;,&quot;;[.H10];&quot;},&quot;)" office:value-type="string" office:string-value="{&quot;Date&quot;:&quot;20210504&quot;,&quot;DateDescription&quot;:&quot;Orthodox Easter Tuesday (banks only)&quot;}," calcext:value-type="string">
            <text:p>{"Date":"20210504","DateDescription":"Orthodox Easter Tuesday (banks only)"},</text:p>
          </table:table-cell>
        </table:table-row>
        <table:table-row table:style-name="ro2">
          <table:table-cell office:value-type="string" calcext:value-type="string">
            <text:p>21 Jun</text:p>
          </table:table-cell>
          <table:table-cell office:value-type="string" calcext:value-type="string">
            <text:p><text:a xlink:href="https://www.timeanddate.com/holidays/cyprus/orthodox-pentecost-monday" xlink:type="simple">Orthodox Pentecost Monda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COM.MICROSOFT.CONCAT([.C11];TEXT([.D11];&quot;00&quot;);TEXT([.E11];&quot;00&quot;))" office:value-type="string" office:string-value="20210621" calcext:value-type="string">
            <text:p>20210621</text:p>
          </table:table-cell>
          <table:table-cell table:formula="of:=&quot;&quot;&quot;Date&quot;&quot;:&quot;&quot;&quot; &amp;[.$F11] &amp;&quot;&quot;&quot;&quot;" office:value-type="string" office:string-value="&quot;Date&quot;:&quot;20210621&quot;" calcext:value-type="string">
            <text:p>"Date":"20210621"</text:p>
          </table:table-cell>
          <table:table-cell table:formula="of:=&quot;&quot;&quot;DateDescription&quot;&quot;:&quot;&quot;&quot; &amp;[.$B11] &amp;&quot;&quot;&quot;&quot;" office:value-type="string" office:string-value="&quot;DateDescription&quot;:&quot;Orthodox Pentecost Monday&quot;" calcext:value-type="string">
            <text:p>"DateDescription":"Orthodox Pentecost Monday"</text:p>
          </table:table-cell>
          <table:table-cell table:formula="of:=COM.MICROSOFT.CONCAT(&quot;{&quot;;[.G11];&quot;,&quot;;[.H11];&quot;},&quot;)" office:value-type="string" office:string-value="{&quot;Date&quot;:&quot;20210621&quot;,&quot;DateDescription&quot;:&quot;Orthodox Pentecost Monday&quot;}," calcext:value-type="string">
            <text:p>{"Date":"20210621","DateDescription":"Orthodox Pentecost Monday"},</text:p>
          </table:table-cell>
        </table:table-row>
        <table:table-row table:style-name="ro2">
          <table:table-cell office:value-type="string" calcext:value-type="string">
            <text:p>15 Aug</text:p>
          </table:table-cell>
          <table:table-cell office:value-type="string" calcext:value-type="string">
            <text:p><text:a xlink:href="https://www.timeanddate.com/holidays/cyprus/assumption-of-mary" xlink:type="simple">Assumption of the Virgin Mar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COM.MICROSOFT.CONCAT([.C12];TEXT([.D12];&quot;00&quot;);TEXT([.E12];&quot;00&quot;))" office:value-type="string" office:string-value="20210815" calcext:value-type="string">
            <text:p>20210815</text:p>
          </table:table-cell>
          <table:table-cell table:formula="of:=&quot;&quot;&quot;Date&quot;&quot;:&quot;&quot;&quot; &amp;[.$F12] &amp;&quot;&quot;&quot;&quot;" office:value-type="string" office:string-value="&quot;Date&quot;:&quot;20210815&quot;" calcext:value-type="string">
            <text:p>"Date":"20210815"</text:p>
          </table:table-cell>
          <table:table-cell table:formula="of:=&quot;&quot;&quot;DateDescription&quot;&quot;:&quot;&quot;&quot; &amp;[.$B12] &amp;&quot;&quot;&quot;&quot;" office:value-type="string" office:string-value="&quot;DateDescription&quot;:&quot;Assumption of the Virgin Mary&quot;" calcext:value-type="string">
            <text:p>"DateDescription":"Assumption of the Virgin Mary"</text:p>
          </table:table-cell>
          <table:table-cell table:formula="of:=COM.MICROSOFT.CONCAT(&quot;{&quot;;[.G12];&quot;,&quot;;[.H12];&quot;},&quot;)" office:value-type="string" office:string-value="{&quot;Date&quot;:&quot;20210815&quot;,&quot;DateDescription&quot;:&quot;Assumption of the Virgin Mary&quot;}," calcext:value-type="string">
            <text:p>{"Date":"20210815","DateDescription":"Assumption of the Virgin Mary"},</text:p>
          </table:table-cell>
        </table:table-row>
        <table:table-row table:style-name="ro2">
          <table:table-cell office:value-type="string" calcext:value-type="string">
            <text:p>1 Oct</text:p>
          </table:table-cell>
          <table:table-cell office:value-type="string" calcext:value-type="string">
            <text:p><text:a xlink:href="https://www.timeanddate.com/holidays/cyprus/cyprus-independence-day" xlink:type="simple">Cyprus Independence Da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[.C13];TEXT([.D13];&quot;00&quot;);TEXT([.E13];&quot;00&quot;))" office:value-type="string" office:string-value="20211001" calcext:value-type="string">
            <text:p>20211001</text:p>
          </table:table-cell>
          <table:table-cell table:formula="of:=&quot;&quot;&quot;Date&quot;&quot;:&quot;&quot;&quot; &amp;[.$F13] &amp;&quot;&quot;&quot;&quot;" office:value-type="string" office:string-value="&quot;Date&quot;:&quot;20211001&quot;" calcext:value-type="string">
            <text:p>"Date":"20211001"</text:p>
          </table:table-cell>
          <table:table-cell table:formula="of:=&quot;&quot;&quot;DateDescription&quot;&quot;:&quot;&quot;&quot; &amp;[.$B13] &amp;&quot;&quot;&quot;&quot;" office:value-type="string" office:string-value="&quot;DateDescription&quot;:&quot;Cyprus Independence Day&quot;" calcext:value-type="string">
            <text:p>"DateDescription":"Cyprus Independence Day"</text:p>
          </table:table-cell>
          <table:table-cell table:formula="of:=COM.MICROSOFT.CONCAT(&quot;{&quot;;[.G13];&quot;,&quot;;[.H13];&quot;},&quot;)" office:value-type="string" office:string-value="{&quot;Date&quot;:&quot;20211001&quot;,&quot;DateDescription&quot;:&quot;Cyprus Independence Day&quot;}," calcext:value-type="string">
            <text:p>{"Date":"20211001","DateDescription":"Cyprus Independence Day"},</text:p>
          </table:table-cell>
        </table:table-row>
        <table:table-row table:style-name="ro1">
          <table:table-cell office:value-type="string" calcext:value-type="string">
            <text:p>28 Oct</text:p>
          </table:table-cell>
          <table:table-cell office:value-type="string" calcext:value-type="string">
            <text:p><text:a xlink:href="https://www.timeanddate.com/holidays/cyprus/ochi-day" xlink:type="simple">Ochi Da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COM.MICROSOFT.CONCAT([.C14];TEXT([.D14];&quot;00&quot;);TEXT([.E14];&quot;00&quot;))" office:value-type="string" office:string-value="20211028" calcext:value-type="string">
            <text:p>20211028</text:p>
          </table:table-cell>
          <table:table-cell table:formula="of:=&quot;&quot;&quot;Date&quot;&quot;:&quot;&quot;&quot; &amp;[.$F14] &amp;&quot;&quot;&quot;&quot;" office:value-type="string" office:string-value="&quot;Date&quot;:&quot;20211028&quot;" calcext:value-type="string">
            <text:p>"Date":"20211028"</text:p>
          </table:table-cell>
          <table:table-cell table:formula="of:=&quot;&quot;&quot;DateDescription&quot;&quot;:&quot;&quot;&quot; &amp;[.$B14] &amp;&quot;&quot;&quot;&quot;" office:value-type="string" office:string-value="&quot;DateDescription&quot;:&quot;Ochi Day&quot;" calcext:value-type="string">
            <text:p>"DateDescription":"Ochi Day"</text:p>
          </table:table-cell>
          <table:table-cell table:formula="of:=COM.MICROSOFT.CONCAT(&quot;{&quot;;[.G14];&quot;,&quot;;[.H14];&quot;},&quot;)" office:value-type="string" office:string-value="{&quot;Date&quot;:&quot;20211028&quot;,&quot;DateDescription&quot;:&quot;Ochi Day&quot;}," calcext:value-type="string">
            <text:p>{"Date":"20211028","DateDescription":"Ochi Day"},</text:p>
          </table:table-cell>
        </table:table-row>
        <table:table-row table:style-name="ro2">
          <table:table-cell office:value-type="string" calcext:value-type="string">
            <text:p>25 Dec</text:p>
          </table:table-cell>
          <table:table-cell office:value-type="string" calcext:value-type="string">
            <text:p><text:a xlink:href="https://www.timeanddate.com/holidays/cyprus/christmas-day" xlink:type="simple">Christmas Da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COM.MICROSOFT.CONCAT([.C15];TEXT([.D15];&quot;00&quot;);TEXT([.E15];&quot;00&quot;))" office:value-type="string" office:string-value="20211225" calcext:value-type="string">
            <text:p>20211225</text:p>
          </table:table-cell>
          <table:table-cell table:formula="of:=&quot;&quot;&quot;Date&quot;&quot;:&quot;&quot;&quot; &amp;[.$F15] &amp;&quot;&quot;&quot;&quot;" office:value-type="string" office:string-value="&quot;Date&quot;:&quot;20211225&quot;" calcext:value-type="string">
            <text:p>"Date":"20211225"</text:p>
          </table:table-cell>
          <table:table-cell table:formula="of:=&quot;&quot;&quot;DateDescription&quot;&quot;:&quot;&quot;&quot; &amp;[.$B15] &amp;&quot;&quot;&quot;&quot;" office:value-type="string" office:string-value="&quot;DateDescription&quot;:&quot;Christmas Day&quot;" calcext:value-type="string">
            <text:p>"DateDescription":"Christmas Day"</text:p>
          </table:table-cell>
          <table:table-cell table:formula="of:=COM.MICROSOFT.CONCAT(&quot;{&quot;;[.G15];&quot;,&quot;;[.H15];&quot;},&quot;)" office:value-type="string" office:string-value="{&quot;Date&quot;:&quot;20211225&quot;,&quot;DateDescription&quot;:&quot;Christmas Day&quot;}," calcext:value-type="string">
            <text:p>{"Date":"20211225","DateDescription":"Christmas Day"},</text:p>
          </table:table-cell>
        </table:table-row>
        <table:table-row table:style-name="ro1">
          <table:table-cell office:value-type="string" calcext:value-type="string">
            <text:p>26 Dec</text:p>
          </table:table-cell>
          <table:table-cell office:value-type="string" calcext:value-type="string">
            <text:p><text:a xlink:href="https://www.timeanddate.com/holidays/cyprus/boxing-day" xlink:type="simple">Boxing Day</text:a>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COM.MICROSOFT.CONCAT([.C16];TEXT([.D16];&quot;00&quot;);TEXT([.E16];&quot;00&quot;))" office:value-type="string" office:string-value="20211226" calcext:value-type="string">
            <text:p>20211226</text:p>
          </table:table-cell>
          <table:table-cell table:formula="of:=&quot;&quot;&quot;Date&quot;&quot;:&quot;&quot;&quot; &amp;[.$F16] &amp;&quot;&quot;&quot;&quot;" office:value-type="string" office:string-value="&quot;Date&quot;:&quot;20211226&quot;" calcext:value-type="string">
            <text:p>"Date":"20211226"</text:p>
          </table:table-cell>
          <table:table-cell table:formula="of:=&quot;&quot;&quot;DateDescription&quot;&quot;:&quot;&quot;&quot; &amp;[.$B16] &amp;&quot;&quot;&quot;&quot;" office:value-type="string" office:string-value="&quot;DateDescription&quot;:&quot;Boxing Day&quot;" calcext:value-type="string">
            <text:p>"DateDescription":"Boxing Day"</text:p>
          </table:table-cell>
          <table:table-cell table:formula="of:=COM.MICROSOFT.CONCAT(&quot;{&quot;;[.G16];&quot;,&quot;;[.H16];&quot;},&quot;)" office:value-type="string" office:string-value="{&quot;Date&quot;:&quot;20211226&quot;,&quot;DateDescription&quot;:&quot;Boxing Day&quot;}," calcext:value-type="string">
            <text:p>{"Date":"20211226","DateDescription":"Boxing Day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20:50:38.766453263</meta:creation-date>
    <dc:date>2021-01-28T21:22:59.131395292</dc:date>
    <meta:editing-duration>PT1M30S</meta:editing-duration>
    <meta:editing-cycles>1</meta:editing-cycles>
    <meta:document-statistic meta:table-count="1" meta:cell-count="142" meta:object-count="0"/>
    <meta:generator>LibreOffice/6.4.6.2$Linux_X86_64 LibreOffice_project/40$Build-2</meta:generator>
  </office:meta>
</office:document-meta>
</file>